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8" calcext:value-type="float">
            <text:p>8</text:p>
          </table:table-cell>
          <table:table-cell table:style-name="ce34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534967" calcext:value-type="float">
            <text:p>534967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175482" calcext:value-type="float">
            <text:p>2175482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5227451" calcext:value-type="float">
            <text:p>5227451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9626056" calcext:value-type="float">
            <text:p>9626056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16128529" calcext:value-type="float">
            <text:p>16128529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44579865" calcext:value-type="float">
            <text:p>44579865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93907033" calcext:value-type="float">
            <text:p>93907033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26851182" calcext:value-type="float">
            <text:p>126851182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45473230" calcext:value-type="float">
            <text:p>145473230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64850827" calcext:value-type="float">
            <text:p>164850827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87115121" calcext:value-type="float">
            <text:p>187115121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09912991" calcext:value-type="float">
            <text:p>209912991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33405021" calcext:value-type="float">
            <text:p>233405021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67381591" calcext:value-type="float">
            <text:p>267381591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13" table:number-columns-repeated="4"/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ce34" office:value-type="string" calcext:value-type="string">
            <text:p>round 2</text:p>
          </table:table-cell>
          <table:table-cell table:number-columns-repeated="3"/>
          <table:table-cell table:style-name="ce21"/>
          <table:table-cell table:number-columns-repeated="1010"/>
        </table:table-row>
        <table:table-row table:style-name="ro1">
          <table:table-cell table:number-columns-repeated="9"/>
          <table:table-cell table:style-name="ce34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65596" calcext:value-type="float">
            <text:p>66559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642340" calcext:value-type="float">
            <text:p>264234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980410" calcext:value-type="float">
            <text:p>598041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0483603" calcext:value-type="float">
            <text:p>1048360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335652" calcext:value-type="float">
            <text:p>1633565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669086" calcext:value-type="float">
            <text:p>2366908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2342736" calcext:value-type="float">
            <text:p>3234273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2109807" calcext:value-type="float">
            <text:p>42109807</text:p>
          </table:table-cell>
          <table:table-cell table:number-columns-repeated="101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ce34" office:value-type="float" office:value="52788973" calcext:value-type="float">
            <text:p>52788973</text:p>
          </table:table-cell>
          <table:table-cell table:number-columns-repeated="1014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ce34" office:value-type="float" office:value="65523243" calcext:value-type="float">
            <text:p>6552324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9062389" calcext:value-type="float">
            <text:p>7906238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6204237" calcext:value-type="float">
            <text:p>9620423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1030675" calcext:value-type="float">
            <text:p>11103067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8081315" calcext:value-type="float">
            <text:p>12808131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7163843" calcext:value-type="float">
            <text:p>14716384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6984411" calcext:value-type="float">
            <text:p>16698441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88381847" calcext:value-type="float">
            <text:p>18838184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10742946" calcext:value-type="float">
            <text:p>21074294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4024822" calcext:value-type="float">
            <text:p>23402482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59468454" calcext:value-type="float">
            <text:p>25946845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57306" calcext:value-type="float">
            <text:p>65730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626931" calcext:value-type="float">
            <text:p>262693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914275" calcext:value-type="float">
            <text:p>591427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0748520" calcext:value-type="float">
            <text:p>1074852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346110" calcext:value-type="float">
            <text:p>1634611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478731" calcext:value-type="float">
            <text:p>2347873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1939042" calcext:value-type="float">
            <text:p>319390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1988543" calcext:value-type="float">
            <text:p>4198854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3150775" calcext:value-type="float">
            <text:p>5315077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5587169" calcext:value-type="float">
            <text:p>6558716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8984338" calcext:value-type="float">
            <text:p>7898433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4143637" calcext:value-type="float">
            <text:p>9414363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09823085" calcext:value-type="float">
            <text:p>10982308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7939282" calcext:value-type="float">
            <text:p>12793928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5058076" calcext:value-type="float">
            <text:p>14505807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6045501" calcext:value-type="float">
            <text:p>16604550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87535140" calcext:value-type="float">
            <text:p>18753514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90995656" calcext:value-type="float">
            <text:p>39099565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54003368" calcext:value-type="float">
            <text:p>25400336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85266361" calcext:value-type="float">
            <text:p>28526636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35946" calcext:value-type="float">
            <text:p>73594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874644" calcext:value-type="float">
            <text:p>287464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432804" calcext:value-type="float">
            <text:p>643280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089104" calcext:value-type="float">
            <text:p>1108910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7891734" calcext:value-type="float">
            <text:p>1789173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6115142" calcext:value-type="float">
            <text:p>261151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5638329" calcext:value-type="float">
            <text:p>3563832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4561489" calcext:value-type="float">
            <text:p>4456148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6346611" calcext:value-type="float">
            <text:p>5634661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7329238" calcext:value-type="float">
            <text:p>6732923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83839047" calcext:value-type="float">
            <text:p>8383904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7410766" calcext:value-type="float">
            <text:p>9741076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5747919" calcext:value-type="float">
            <text:p>11574791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34980584" calcext:value-type="float">
            <text:p>13498058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52497128" calcext:value-type="float">
            <text:p>15249712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73185075" calcext:value-type="float">
            <text:p>17318507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97335642" calcext:value-type="float">
            <text:p>1973356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3341649" calcext:value-type="float">
            <text:p>22334164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46389192" calcext:value-type="float">
            <text:p>24638919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72953733" calcext:value-type="float">
            <text:p>27295373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78492" calcext:value-type="float">
            <text:p>67849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756779" calcext:value-type="float">
            <text:p>275677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125834" calcext:value-type="float">
            <text:p>612583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0636189" calcext:value-type="float">
            <text:p>1063618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770488" calcext:value-type="float">
            <text:p>1677048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5313917" calcext:value-type="float">
            <text:p>2531391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3930913" calcext:value-type="float">
            <text:p>3393091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3437291" calcext:value-type="float">
            <text:p>4343729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5781867" calcext:value-type="float">
            <text:p>5578186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7974737" calcext:value-type="float">
            <text:p>6797473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82859857" calcext:value-type="float">
            <text:p>8285985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7597217" calcext:value-type="float">
            <text:p>9759721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6803527" calcext:value-type="float">
            <text:p>11680352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35520176" calcext:value-type="float">
            <text:p>13552017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53105507" calcext:value-type="float">
            <text:p>15310550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77343108" calcext:value-type="float">
            <text:p>17734310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96627445" calcext:value-type="float">
            <text:p>19662744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3943176" calcext:value-type="float">
            <text:p>22394317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45754532" calcext:value-type="float">
            <text:p>2457545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72971694" calcext:value-type="float">
            <text:p>272971694</text:p>
          </table:table-cell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1T22:51:49.941642483</dc:date>
    <meta:editing-duration>P3DT9H49M18S</meta:editing-duration>
    <meta:editing-cycles>22</meta:editing-cycles>
    <meta:generator>LibreOffice/6.4.3.2$MacOSX_X86_64 LibreOffice_project/747b5d0ebf89f41c860ec2a39efd7cb15b54f2d8</meta:generator>
    <meta:document-statistic meta:table-count="8" meta:cell-count="4489" meta:object-count="7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